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officeooo:rsid="0006447a" officeooo:paragraph-rsid="0006447a"/>
    </style:style>
    <style:style style:name="P2" style:family="paragraph" style:parent-style-name="Heading_20_1">
      <style:text-properties officeooo:rsid="0006447a" officeooo:paragraph-rsid="00117903"/>
    </style:style>
    <style:style style:name="P3" style:family="paragraph" style:parent-style-name="Heading_20_2">
      <style:text-properties officeooo:rsid="0006447a" officeooo:paragraph-rsid="0006447a"/>
    </style:style>
    <style:style style:name="P4" style:family="paragraph" style:parent-style-name="Heading_20_2">
      <style:text-properties officeooo:rsid="0006447a" officeooo:paragraph-rsid="0006cfff"/>
    </style:style>
    <style:style style:name="P5" style:family="paragraph" style:parent-style-name="Heading_20_2">
      <style:text-properties officeooo:rsid="000b5ae0" officeooo:paragraph-rsid="000b5ae0"/>
    </style:style>
    <style:style style:name="P6" style:family="paragraph" style:parent-style-name="Heading_20_2">
      <style:text-properties officeooo:paragraph-rsid="000b5ae0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officeooo:paragraph-rsid="0006447a"/>
    </style:style>
    <style:style style:name="P9" style:family="paragraph" style:parent-style-name="Text_20_body">
      <style:paragraph-properties fo:break-before="page"/>
      <style:text-properties officeooo:paragraph-rsid="0006447a"/>
    </style:style>
    <style:style style:name="P10" style:family="paragraph" style:parent-style-name="Text_20_body">
      <style:text-properties fo:language="en" fo:country="US" officeooo:paragraph-rsid="0006447a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paragraph-rsid="000b5ae0"/>
    </style:style>
    <style:style style:name="P12" style:family="paragraph" style:parent-style-name="Text_20_body">
      <style:text-properties fo:language="en" fo:country="US" officeooo:paragraph-rsid="000b5ae0"/>
    </style:style>
    <style:style style:name="P13" style:family="paragraph" style:parent-style-name="Text_20_body">
      <style:text-properties officeooo:paragraph-rsid="000b5ae0"/>
    </style:style>
    <style:style style:name="P14" style:family="paragraph" style:parent-style-name="Text_20_body">
      <style:text-properties officeooo:rsid="000fa43c" officeooo:paragraph-rsid="000fa43c"/>
    </style:style>
    <style:style style:name="P15" style:family="paragraph" style:parent-style-name="Text_20_body">
      <style:text-properties officeooo:paragraph-rsid="00117903"/>
    </style:style>
    <style:style style:name="P16" style:family="paragraph" style:parent-style-name="Text_20_body">
      <style:paragraph-properties fo:break-before="page"/>
      <style:text-properties officeooo:paragraph-rsid="00117903"/>
    </style:style>
    <style:style style:name="T1" style:family="text">
      <style:text-properties officeooo:rsid="000b5ae0"/>
    </style:style>
    <style:style style:name="T2" style:family="text">
      <style:text-properties officeooo:rsid="00113f27"/>
    </style:style>
    <style:style style:name="T3" style:family="text">
      <style:text-properties officeooo:rsid="00117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SOBOUND COMMENTS</text:p>
      <text:h text:style-name="P2" text:outline-level="1"><text:span text:style-name="T3">REVIEWER 1 </text:span></text:h>
      <text:p text:style-name="P15"/>
      <text:p text:style-name="P16"/>
      <text:h text:style-name="P2" text:outline-level="1">REVIEWER<text:span text:style-name="T2">2</text:span></text:h>
      <text:h text:style-name="P4" text:outline-level="2">1. COMMENT</text:h>
      <text:p text:style-name="P7">The control parameters of the proposed PSO should be explained in the text.</text:p>
      <text:h text:style-name="P4" text:outline-level="2"><text:s/>RESPONSE </text:h>
      <text:p text:style-name="P14">(Na ginei peirama me alles parametrous gia tin pso px particles)</text:p>
      <text:h text:style-name="P3" text:outline-level="2">2. COMMENT </text:h>
      <text:p text:style-name="P10">The maximum number of evaluations used by the PSO should be reported in Section 3.2.</text:p>
      <text:h text:style-name="P3" text:outline-level="2">RESPONSE </text:h>
      <text:p text:style-name="P14">(Den yparxei megistos arithmos calls edo. Se kathe iteration ginontai m calls sto train error)</text:p>
      <text:h text:style-name="P3" text:outline-level="2">3. COMMENT </text:h>
      <text:p text:style-name="P10">The more detailed discussion of the results presented in Table 2, 3, 4 must be provided.</text:p>
      <text:h text:style-name="P3" text:outline-level="2">RESPONSE</text:h>
      <text:p text:style-name="P8"/>
      <text:p text:style-name="P9"/>
      <text:h text:style-name="P1" text:outline-level="1">REVIEWER2</text:h>
      <text:h text:style-name="P5" text:outline-level="2">1. Comment </text:h>
      <text:p text:style-name="P11">In Eq(1), N on the left side represents sum of squared errors while N on the right side represents neural network outputs. You should use different symbols for them.</text:p>
      <text:h text:style-name="P5" text:outline-level="2">Response </text:h>
      <text:h text:style-name="P5" text:outline-level="2">2. Comment </text:h>
      <text:p text:style-name="P12">In Eq(5), w is a matrix and there should be two indices for the elements in this weight matrix. </text:p>
      <text:p text:style-name="P13"/>
      <text:h text:style-name="P5" text:outline-level="2">Response </text:h>
      <text:h text:style-name="P5" text:outline-level="2">3. Comment </text:h>
      <text:p text:style-name="P11">How is L determined in the propose algorithm? Details should be given. Do you use the same L for different case studies or its values depend on the case studies?</text:p>
      <text:p text:style-name="P13"/>
      <text:h text:style-name="P5" text:outline-level="2">Response </text:h>
      <text:h text:style-name="P5" text:outline-level="2">4. Comment </text:h>
      <text:p text:style-name="P11">What are the structures of the neural networks, i.e. number of hidden layers and hidden neurons? These should be given. </text:p>
      <text:h text:style-name="P5" text:outline-level="2">Response </text:h>
      <text:h text:style-name="P5" text:outline-level="2">5. Comment </text:h>
      <text:p text:style-name="P11">What are the performance measure in Table 2 for classification and Table 3 for regression? They should be clearly given in order to judge the performance.</text:p>
      <text:h text:style-name="P6" text:outline-level="2"><text:span text:style-name="T1">Response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7:56:58.504002288</meta:creation-date>
    <dc:date>2023-04-04T17:52:04.523763090</dc:date>
    <meta:editing-duration>PT9H55M</meta:editing-duration>
    <meta:editing-cycles>13</meta:editing-cycles>
    <meta:generator>LibreOffice/7.4.5.1$Linux_X86_64 LibreOffice_project/40$Build-1</meta:generator>
    <meta:document-statistic meta:table-count="0" meta:image-count="0" meta:object-count="0" meta:page-count="3" meta:paragraph-count="30" meta:word-count="224" meta:character-count="1305" meta:non-whitespace-character-count="1094"/>
  </office:meta>
</office:document-meta>
</file>